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2" style:parent-style-name="Standard" style:family="paragraph">
      <style:paragraph-properties fo:margin-left="1.475in" fo:text-indent="-1.475in">
        <style:tab-stops/>
      </style:paragraph-properties>
    </style:style>
    <style:style style:name="T3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4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5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6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7" style:parent-style-name="ListParagraph" style:list-style-name="WWNum1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8" style:parent-style-name="ListParagraph" style:list-style-name="WWNum1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9" style:parent-style-name="ListParagraph" style:list-style-name="WWNum1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10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1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2" style:parent-style-name="DefaultParagraphFont" style:family="text">
      <style:text-properties style:font-name="Arial Narrow" fo:font-weight="bold" style:font-weight-asian="bold" fo:color="#000000" fo:font-size="12pt" style:font-size-asian="12pt" style:font-size-complex="12pt"/>
    </style:style>
    <style:style style:name="T13" style:parent-style-name="DefaultParagraphFont" style:family="text">
      <style:text-properties style:font-name="Arial Narrow" fo:color="#000000" fo:font-size="12pt" style:font-size-asian="12pt" style:font-size-complex="12pt"/>
    </style:style>
    <style:style style:name="T14" style:parent-style-name="DefaultParagraphFont" style:family="text">
      <style:text-properties style:font-name="Arial Narrow" fo:color="#000000" fo:font-size="12pt" style:font-size-asian="12pt" style:font-size-complex="12pt"/>
    </style:style>
    <style:style style:name="P15" style:parent-style-name="Standard" style:family="paragraph">
      <style:text-properties style:font-name="Arial Narrow" fo:color="#000000" fo:font-size="12pt" style:font-size-asian="12pt" style:font-size-complex="12pt"/>
    </style:style>
    <style:style style:name="P16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17" style:parent-style-name="Standard" style:family="paragraph">
      <style:paragraph-properties fo:margin-left="1.475in" fo:text-indent="-1.475in">
        <style:tab-stops/>
      </style:paragraph-properties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18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19" style:parent-style-name="ListParagraph" style:list-style-name="WWNum3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0" style:parent-style-name="ListParagraph" style:list-style-name="WWNum3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1" style:parent-style-name="ListParagraph" style:list-style-name="WWNum3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2" style:parent-style-name="ListParagraph" style:list-style-name="WWNum3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3" style:parent-style-name="ListParagraph" style:list-style-name="WWNum3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24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5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26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27" style:parent-style-name="DefaultParagraphFont" style:family="text">
      <style:text-properties style:font-name="Arial Narrow" fo:font-weight="bold" style:font-weight-asian="bold" fo:color="#000000" fo:font-size="12pt" style:font-size-asian="12pt" style:font-size-complex="12pt"/>
    </style:style>
    <style:style style:name="T28" style:parent-style-name="DefaultParagraphFont" style:family="text">
      <style:text-properties style:font-name="Arial Narrow" fo:color="#000000" fo:font-size="12pt" style:font-size-asian="12pt" style:font-size-complex="12pt"/>
    </style:style>
    <style:style style:name="T29" style:parent-style-name="DefaultParagraphFont" style:family="text">
      <style:text-properties style:font-name="Arial Narrow" fo:color="#000000" fo:font-size="12pt" style:font-size-asian="12pt" style:font-size-complex="12pt"/>
    </style:style>
    <style:style style:name="P30" style:parent-style-name="Standard" style:family="paragraph">
      <style:text-properties style:font-name="Arial Narrow" fo:color="#000000" fo:font-size="12pt" style:font-size-asian="12pt" style:font-size-complex="12pt"/>
    </style:style>
    <style:style style:name="P31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32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33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34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35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36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37" style:parent-style-name="ListParagraph" style:list-style-name="LFO6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38" style:parent-style-name="ListParagraph" style:list-style-name="LFO6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39" style:parent-style-name="ListParagraph" style:list-style-name="LFO6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40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41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42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43" style:parent-style-name="Standard" style:family="paragraph">
      <style:text-properties style:font-name="Arial Narrow" fo:color="#000000" fo:font-size="12pt" style:font-size-asian="12pt" style:font-size-complex="12pt"/>
    </style:style>
    <style:style style:name="P44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45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46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47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48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49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50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51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52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53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54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55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56" style:parent-style-name="ListParagraph" style:list-style-name="LFO7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57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58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59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60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61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62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63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64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65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66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67" style:parent-style-name="ListParagraph" style:list-style-name="LFO8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68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69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70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71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72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73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74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75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76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77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78" style:parent-style-name="ListParagraph" style:list-style-name="LFO9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79" style:parent-style-name="ListParagraph" style:list-style-name="LFO9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80" style:parent-style-name="ListParagraph" style:list-style-name="LFO9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81" style:parent-style-name="ListParagraph" style:list-style-name="LFO9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82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83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84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85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86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87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88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89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90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91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92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93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94" style:parent-style-name="ListParagraph" style:list-style-name="LFO10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95" style:parent-style-name="ListParagraph" style:list-style-name="LFO10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96" style:parent-style-name="ListParagraph" style:list-style-name="LFO10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97" style:parent-style-name="ListParagraph" style:list-style-name="LFO10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98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99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00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01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102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03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04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05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06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07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08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09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10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11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12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113" style:parent-style-name="ListParagraph" style:list-style-name="LFO11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14" style:parent-style-name="ListParagraph" style:list-style-name="LFO11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15" style:parent-style-name="ListParagraph" style:list-style-name="LFO11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16" style:parent-style-name="ListParagraph" style:list-style-name="LFO11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117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18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19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20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21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22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23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24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25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26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127" style:parent-style-name="ListParagraph" style:list-style-name="LFO12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28" style:parent-style-name="ListParagraph" style:list-style-name="LFO12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29" style:parent-style-name="ListParagraph" style:list-style-name="LFO12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30" style:parent-style-name="ListParagraph" style:list-style-name="LFO12" style:family="paragraph"/>
    <style:style style:name="T131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32" style:parent-style-name="ListParagraph" style:family="paragraph">
      <style:paragraph-properties fo:margin-left="0in">
        <style:tab-stops/>
      </style:paragraph-properties>
    </style:style>
    <style:style style:name="T133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34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35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36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37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38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39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40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41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42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43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44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45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46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47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48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49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50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151" style:parent-style-name="ListParagraph" style:list-style-name="LFO13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52" style:parent-style-name="ListParagraph" style:list-style-name="LFO13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153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54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55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56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57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58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59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60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61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162" style:parent-style-name="ListParagraph" style:list-style-name="LFO14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63" style:parent-style-name="ListParagraph" style:list-style-name="LFO14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164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65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66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67" style:parent-style-name="DefaultParagraphFont" style:family="text">
      <style:text-properties style:font-name="Arial Narrow" fo:font-weight="bold" style:font-weight-asian="bold" fo:color="#000000" fo:font-size="12pt" style:font-size-asian="12pt" style:font-size-complex="12pt"/>
    </style:style>
    <style:style style:name="T168" style:parent-style-name="DefaultParagraphFont" style:family="text">
      <style:text-properties style:font-name="Arial Narrow" fo:color="#000000" fo:font-size="12pt" style:font-size-asian="12pt" style:font-size-complex="12pt"/>
    </style:style>
    <style:style style:name="P169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70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71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72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73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74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75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176" style:parent-style-name="ListParagraph" style:list-style-name="LFO15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77" style:parent-style-name="ListParagraph" style:list-style-name="LFO15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178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79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80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81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82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83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84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85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86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87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88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89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90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91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92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93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94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195" style:parent-style-name="ListParagraph" style:list-style-name="LFO16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96" style:parent-style-name="ListParagraph" style:list-style-name="LFO16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97" style:parent-style-name="ListParagraph" style:list-style-name="LFO16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198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99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200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201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02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03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04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05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206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207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208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209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210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211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212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213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214" style:parent-style-name="ListParagraph" style:list-style-name="LFO17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15" style:parent-style-name="ListParagraph" style:list-style-name="LFO17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16" style:parent-style-name="ListParagraph" style:list-style-name="LFO17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217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18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219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220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21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22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23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24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25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226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227" style:parent-style-name="ListParagraph" style:list-style-name="LFO18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228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29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230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231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32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33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34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35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36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237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238" style:parent-style-name="ListParagraph" style:list-style-name="LFO19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39" style:parent-style-name="ListParagraph" style:list-style-name="LFO19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40" style:parent-style-name="ListParagraph" style:list-style-name="LFO19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41" style:parent-style-name="ListParagraph" style:list-style-name="LFO19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242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43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244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45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246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47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48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49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50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251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252" style:parent-style-name="ListParagraph" style:list-style-name="LFO20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53" style:parent-style-name="ListParagraph" style:list-style-name="LFO20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254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55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</office:automatic-styles>
  <office:body>
    <office:text text:use-soft-page-breaks="true">
      <text:p text:style-name="P1">CP01: LOGIN</text:p>
      <text:p text:style-name="P2"><text:span text:style-name="T3">Descripción:</text:span><text:span text:style-name="T4"><text:tab/></text:span><text:span text:style-name="T5">Se comprueba que la funcionalidad de login se comporta como se espera</text:span></text:p>
      <text:p text:style-name="P6">Procedimiento:<text:tab/></text:p>
      <text:list text:style-name="WWNum1">
        <text:list-item text:start-value="1">
          <text:p text:style-name="P7">Se accede a Login/Register.</text:p>
        </text:list-item>
        <text:list-item>
          <text:p text:style-name="P8">Se introducen credenciales válidas.</text:p>
        </text:list-item>
        <text:list-item>
          <text:p text:style-name="P9">Se<text:s/>introducen credenciales no válidas.</text:p>
        </text:list-item>
      </text:list>
      <text:p text:style-name="Standard"><text:span text:style-name="T10">Resultado:<text:s/></text:span><text:span text:style-name="T11">El sistema acepta las credenciales válidas, pero al rechazar las no válidas, no vuelve a mostrar el formulario con un mensaje de error apropiado.</text:span></text:p>
      <text:p text:style-name="Standard"><text:span text:style-name="T12">Medidas tomadas:</text:span><text:span text:style-name="T13"><text:s/>Se ha corregido la parte del código defectuosa</text:span><text:span text:style-name="T14"><text:s/>para que se vuelva a mostrar el formulario.</text:span></text:p>
      <text:p text:style-name="P15"/>
      <text:p text:style-name="P16">CP02: REGISTRARSE</text:p>
      <text:p text:style-name="P17">Descripción:<text:tab/></text:p>
      <text:p text:style-name="P18">Procedimiento:<text:tab/></text:p>
      <text:list text:style-name="WWNum3">
        <text:list-item text:start-value="1">
          <text:p text:style-name="P19">Se accede a Login/Register.</text:p>
        </text:list-item>
        <text:list-item>
          <text:p text:style-name="P20">Se selecciona la opción de registrar.</text:p>
        </text:list-item>
        <text:list-item>
          <text:p text:style-name="P21">Se introducen campos no válidos.</text:p>
        </text:list-item>
        <text:list-item>
          <text:p text:style-name="P22">Se introducen campos datos válidos.</text:p>
        </text:list-item>
        <text:list-item>
          <text:p text:style-name="P23">Los datos del nuevo usuario<text:s/>aparecen en su cuenta.</text:p>
        </text:list-item>
      </text:list>
      <text:p text:style-name="Standard"><text:span text:style-name="T24">Resultado:<text:s/></text:span><text:span text:style-name="T25">El sistema evita registros de usuarios con datos no válidos y registra a los nuevos usuarios con datos válidos añadiéndolos a la base de datos de la compañía. No obstante, la primera vez que se registra un usuario, sus da</text:span><text:span text:style-name="T26">tos no se muestran correctamente en su cuenta, aunque sí se muestran cuando el usuario cierra la sesión y se vuelve a loguear.<text:s/></text:span></text:p>
      <text:p text:style-name="Standard"><text:span text:style-name="T27">Medidas tomadas:</text:span><text:span text:style-name="T28"><text:s/>Se ha corregido un problema existente con la sentencia SQL y la variable de sesión que usaba, para que la infor</text:span><text:span text:style-name="T29">mación se muestre a la primera.</text:span></text:p>
      <text:p text:style-name="P30"/>
      <text:p text:style-name="P31">CU03: BUSCAR PRODUCTO</text:p>
      <text:p text:style-name="Standard"><text:span text:style-name="T32">Descripción:</text:span><text:span text:style-name="T33"><text:tab/></text:span><text:span text:style-name="T34"><text:tab/></text:span><text:span text:style-name="T35">El administrador busca un producto en el sistema</text:span></text:p>
      <text:p text:style-name="P36">Procedimiento:<text:tab/></text:p>
      <text:list text:style-name="LFO6" text:continue-numbering="true">
        <text:list-item>
          <text:p text:style-name="P37">Se accede a Login/Register.</text:p>
        </text:list-item>
        <text:list-item>
          <text:p text:style-name="P38">Se introducen credenciales válidas.</text:p>
        </text:list-item>
        <text:list-item>
          <text:p text:style-name="P39">Se introducen credenciales no válidas.</text:p>
        </text:list-item>
      </text:list>
      <text:p text:style-name="Standard"><text:span text:style-name="T40">Resultado:<text:s/></text:span><text:span text:style-name="T41">El siste</text:span><text:span text:style-name="T42">ma acepta las credenciales válidas y rechaza las no válidas.</text:span></text:p>
      <text:p text:style-name="P43"/>
      <text:p text:style-name="P44">CU04: VER CUENTA</text:p>
      <text:p text:style-name="Standard"><text:span text:style-name="T45">Descripción:</text:span><text:span text:style-name="T46"><text:tab/></text:span><text:span text:style-name="T47"><text:tab/></text:span><text:span text:style-name="T48">El cliente o administrador visualiza los detalles de<text:s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su cuenta</text:span></text:p>
      <text:p text:style-name="P55">Procedimiento:<text:tab/></text:p>
      <text:list text:style-name="LFO7" text:continue-numbering="true">
        <text:list-item>
          <text:p text:style-name="P56">Se accede a My Acount.</text:p>
        </text:list-item>
      </text:list>
      <text:p text:style-name="Standard"><text:span text:style-name="T57">Resultado:<text:s/></text:span><text:span text:style-name="T58">El sistema muestra los datos de la cuenta de</text:span><text:span text:style-name="T59">l cliente o administrador.</text:span></text:p>
      <text:p text:style-name="P60"/>
      <text:p text:style-name="P61">CU05: VER PEDIDOS<text:bookmark-start text:name="_GoBack1"/><text:bookmark-end text:name="_GoBack1"/></text:p>
      <text:p text:style-name="Standard"><text:span text:style-name="T62">Descripción:</text:span><text:span text:style-name="T63"><text:tab/></text:span><text:span text:style-name="T64"><text:tab/></text:span><text:span text:style-name="T65">El cliente visualiza los pedidos de su cuenta</text:span></text:p>
      <text:p text:style-name="P66">Procedimiento:<text:tab/></text:p>
      <text:list text:style-name="LFO8" text:continue-numbering="true">
        <text:list-item>
          <text:p text:style-name="P67">Desde my acount hacemos a order History o simplemente se hace scroll hacia abajo, hasta que lleguemos a la sección.</text:p>
        </text:list-item>
      </text:list>
      <text:p text:style-name="Standard"><text:span text:style-name="T68">Resultado:<text:s/></text:span><text:span text:style-name="T69">El<text:s/></text:span><text:span text:style-name="T70">sistema muestra el historial de pedidos realizados.</text:span></text:p>
      <text:p text:style-name="P71"/>
      <text:p text:style-name="P72">CU06: ACTUALIZAR CUENTA</text:p>
      <text:p text:style-name="Standard"><text:span text:style-name="T73">Descripción:</text:span><text:span text:style-name="T74"><text:tab/></text:span><text:span text:style-name="T75"><text:tab/></text:span><text:span text:style-name="T76">El cliente actualiza los datos de su cuenta.</text:span></text:p>
      <text:p text:style-name="P77">Procedimiento:<text:tab/></text:p>
      <text:list text:style-name="LFO9" text:continue-numbering="true">
        <text:list-item>
          <text:p text:style-name="P78">Desde my acount hacemos a Personal details o simplemente se hace scroll hacia abajo, hasta que lleguemos<text:s/>a la sección.</text:p>
        </text:list-item>
        <text:list-item>
          <text:p text:style-name="P79">Modificamos los cambios que queremos de los detalles de cuenta de manera incorrecta.</text:p>
        </text:list-item>
        <text:list-item>
          <text:p text:style-name="P80">Modificamos los cambios que queremos de los detalles de cuenta de manera correcta.</text:p>
        </text:list-item>
        <text:list-item>
          <text:p text:style-name="P81">Hacemos click en el boton de submit de Update Account.</text:p>
        </text:list-item>
      </text:list>
      <text:p text:style-name="Standard"><text:span text:style-name="T82">Resultado:<text:s/></text:span><text:span text:style-name="T83">El sist</text:span><text:span text:style-name="T84">ema no valida los datos introducidos de manera incorrecta y no se actualizan los datos.</text:span></text:p>
      <text:p text:style-name="P85">El sistema valida los datos introducidos de manera correcta, se actualizan los datos y se cierra la conexión.</text:p>
      <text:p text:style-name="P86"/>
      <text:p text:style-name="P87">CU07: AÑADIR MÉTODO DE PAGO</text:p>
      <text:p text:style-name="Standard"><text:span text:style-name="T88">Descripción:</text:span><text:span text:style-name="T89"><text:tab/></text:span><text:span text:style-name="T90"><text:tab/></text:span><text:span text:style-name="T91">El cliente agre</text:span><text:span text:style-name="T92">ga un método de pago a su cuenta.</text:span></text:p>
      <text:p text:style-name="P93">Procedimiento:<text:tab/></text:p>
      <text:list text:style-name="LFO10" text:continue-numbering="true">
        <text:list-item>
          <text:p text:style-name="P94">Desde My acount hacemos a Payment methods o simplemente se hace scroll hacia abajo, hasta que lleguemos a la sección.</text:p>
        </text:list-item>
        <text:list-item>
          <text:p text:style-name="P95">Seleccionamos la opcion Add payment methods.</text:p>
        </text:list-item>
        <text:list-item>
          <text:p text:style-name="P96">Se introducen campos no válidos.</text:p>
        </text:list-item>
        <text:list-item>
          <text:p text:style-name="P97">Se introducen campos válidos.</text:p>
        </text:list-item>
      </text:list>
      <text:p text:style-name="Standard"><text:span text:style-name="T98">Resultado:<text:s/></text:span><text:span text:style-name="T99">El sistema no valida los datos introducidos de manera incorrecta y no se actualizan los datos.</text:span></text:p>
      <text:p text:style-name="P100">El sistema valida los datos introducidos de manera correcta, da de alta el nuevo método de pago.</text:p>
      <text:p text:style-name="P101">El sistema rechaza que dos usuarios utilicen una tarjeta con el mismo número.</text:p>
      <text:p text:style-name="Standard"><text:span text:style-name="T102">Medidas tomadas</text:span><text:span text:style-name="T103">:</text:span><text:span text:style-name="T104"><text:s/>Se ha modificado la tabla payment_methods para que su clave primaria sea una combinación entre el número del método de pago y el user_id de su dueño.</text:span></text:p>
      <text:p text:style-name="P105"/>
      <text:p text:style-name="P106">CU08: BORRAR MÉTODO DE PAGO</text:p>
      <text:p text:style-name="Standard"><text:span text:style-name="T107">Descripción:</text:span><text:span text:style-name="T108"><text:tab/></text:span><text:span text:style-name="T109"><text:tab/></text:span><text:span text:style-name="T110">El</text:span><text:span text:style-name="T111"><text:s/>cliente elimina un método de pago a su cuenta.</text:span></text:p>
      <text:p text:style-name="P112">Procedimiento:<text:tab/></text:p>
      <text:list text:style-name="LFO11" text:continue-numbering="true">
        <text:list-item>
          <text:p text:style-name="P113">Desde my acount hacemos a Payment methods o simplemente se hace scroll hacia abajo, hasta que lleguemos a la sección.</text:p>
        </text:list-item>
        <text:list-item>
          <text:p text:style-name="P114">Seleccionamos la opcion Delete payment methods.</text:p>
        </text:list-item>
        <text:list-item>
          <text:p text:style-name="P115">Se introducen campos no válidos</text:p>
        </text:list-item>
        <text:list-item>
          <text:p text:style-name="P116">Se introducen campos válidos</text:p>
        </text:list-item>
      </text:list>
      <text:p text:style-name="Standard"><text:span text:style-name="T117">Resultado:<text:s/></text:span><text:span text:style-name="T118">El sistema no valida los datos introducidos de manera incorrecta y no se actualizan los datos.</text:span></text:p>
      <text:p text:style-name="P119">El sistema valida los datos introducidos de manera correcta, da de baja el nuevo método de pago.</text:p>
      <text:p text:style-name="P120"/>
      <text:p text:style-name="P121">CU09: ACTUALIZAR<text:s/>MÉTODO DE PAGO</text:p>
      <text:p text:style-name="Standard"><text:span text:style-name="T122">Descripción:</text:span><text:span text:style-name="T123"><text:tab/></text:span><text:span text:style-name="T124"><text:tab/></text:span><text:span text:style-name="T125">El cliente actualiza un método de pago a su cuenta.</text:span></text:p>
      <text:p text:style-name="P126">Procedimiento:<text:tab/></text:p>
      <text:list text:style-name="LFO12" text:continue-numbering="true">
        <text:list-item>
          <text:p text:style-name="P127">Desde my acount hacemos a Payment methods o simplemente se hace scroll hacia abajo, hasta que lleguemos a la sección.</text:p>
        </text:list-item>
        <text:list-item>
          <text:p text:style-name="P128">Seleccionamos la opcion Update payment methods.</text:p>
        </text:list-item>
        <text:list-item>
          <text:p text:style-name="P129">Se introducen campos no válidos</text:p>
        </text:list-item>
        <text:list-item>
          <text:p text:style-name="P130"><text:span text:style-name="T131">Se introducen campos válidos</text:span></text:p>
        </text:list-item>
      </text:list>
      <text:p text:style-name="P132"><text:span text:style-name="T133">Resultado:<text:s/></text:span><text:span text:style-name="T134">El sistema no valida los datos introducidos de manera incorrecta y no se actualizan los datos.</text:span></text:p>
      <text:soft-page-break/>
      <text:p text:style-name="P135">El sistema valida los datos introducidos de manera correcta, modifica los datos del método de pago.</text:p>
      <text:p text:style-name="P136"/>
      <text:p text:style-name="P137">CU10: CONSTRUIR PRODUCTO</text:p>
      <text:p text:style-name="Standard"><text:span text:style-name="T138">Descripción:</text:span><text:span text:style-name="T139"><text:tab/></text:span><text:span text:style-name="T140"><text:tab/></text:span><text:span text:style-name="T141">El cliente realiza un pedido de un producto<text:s/>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tab/></text:span><text:span text:style-name="T149">construido a piezas.</text:span></text:p>
      <text:p text:style-name="P150">Procedimiento:<text:tab/></text:p>
      <text:list text:style-name="LFO13" text:continue-numbering="true">
        <text:list-item>
          <text:p text:style-name="P151">Desde el menu principal, se elige la opción Build a new computer</text:p>
        </text:list-item>
        <text:list-item>
          <text:p text:style-name="P152">Añadimos las piezas con las que queremos montar el pc y damos a aceptar</text:p>
        </text:list-item>
      </text:list>
      <text:p text:style-name="Standard"><text:span text:style-name="T153">Resultado:<text:s/></text:span><text:span text:style-name="T154">El sistema añade el pedido al carro de compra y redirige a la página principal*</text:span></text:p>
      <text:p text:style-name="P155"/>
      <text:p text:style-name="P156">CU11: REALIZAR PEDIDO</text:p>
      <text:p text:style-name="Standard"><text:span text:style-name="T157">Descripción:</text:span><text:span text:style-name="T158"><text:tab/></text:span><text:span text:style-name="T159"><text:tab/></text:span><text:span text:style-name="T160">El cliente procesa el pedido de su cesta.</text:span></text:p>
      <text:p text:style-name="P161">Procedimiento:<text:tab/></text:p>
      <text:list text:style-name="LFO14" text:continue-numbering="true">
        <text:list-item>
          <text:p text:style-name="P162">Desde el menu principal, seleccionamos con<text:s/>un click en el carro de la compra.</text:p>
        </text:list-item>
        <text:list-item>
          <text:p text:style-name="P163">El cliente selecciona la opción de Confirm Order.</text:p>
        </text:list-item>
      </text:list>
      <text:p text:style-name="Standard"><text:span text:style-name="T164">Resultado:<text:s/></text:span><text:span text:style-name="T165">El sistema realiza la compra del producto con el método de pago subido por el cliente. Si se borra un elemento del carrito, este se queda con cero artículos y p</text:span><text:span text:style-name="T166">ermite realizar pedidos sin artículos.</text:span></text:p>
      <text:p text:style-name="Standard"><text:span text:style-name="T167">Medidas tomadas:</text:span><text:span text:style-name="T168"><text:s/>Se ha corregido la implementación para que cuando el contenido del carrito sea nulo, no se puedan realizar pedidos.</text:span></text:p>
      <text:p text:style-name="P169"/>
      <text:p text:style-name="P170">CU12: AÑADIR PRODUCTO</text:p>
      <text:p text:style-name="Standard"><text:span text:style-name="T171">Descripción:</text:span><text:span text:style-name="T172"><text:tab/></text:span><text:span text:style-name="T173"><text:tab/></text:span><text:span text:style-name="T174">El administrador añade un producto al sistema</text:span></text:p>
      <text:p text:style-name="P175">Procedimiento:<text:tab/></text:p>
      <text:list text:style-name="LFO15" text:continue-numbering="true">
        <text:list-item>
          <text:p text:style-name="P176">Desde el menu de cuenta de administrador, se elige la opción new Product</text:p>
        </text:list-item>
        <text:list-item>
          <text:p text:style-name="P177">Elegimos el tipo de producto, la categoría, el nombre, el stock y el precio y aceptamos</text:p>
        </text:list-item>
      </text:list>
      <text:p text:style-name="Standard"><text:span text:style-name="T178">Resultado:<text:s/></text:span><text:span text:style-name="T179">El sistema añade el producto nuevo a la base de datos de la compañía</text:span><text:span text:style-name="T180">.</text:span></text:p>
      <text:p text:style-name="P181"/>
      <text:p text:style-name="P182">CU13: ACTUALIZAR PRODUCTO</text:p>
      <text:p text:style-name="Standard"><text:span text:style-name="T183">Descripción:</text:span><text:span text:style-name="T184"><text:tab/></text:span><text:span text:style-name="T185"><text:tab/></text:span><text:span text:style-name="T186">El administrador actualiza la información sobre uno<text:s/>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de los productos</text:span></text:p>
      <text:p text:style-name="P194">Procedimiento:<text:tab/></text:p>
      <text:soft-page-break/>
      <text:list text:style-name="LFO16" text:continue-numbering="true">
        <text:list-item>
          <text:p text:style-name="P195">Desde el menu de cuenta de administrador, se elige la opción edit Product</text:p>
        </text:list-item>
        <text:list-item>
          <text:p text:style-name="P196">Buscamos la categoría o seleccionamos el producto<text:s/>a editar</text:p>
        </text:list-item>
        <text:list-item>
          <text:p text:style-name="P197">Modificamos sus atributos y seleccionamos edit Product</text:p>
        </text:list-item>
      </text:list>
      <text:p text:style-name="Standard"><text:span text:style-name="T198">Resultado:<text:s/></text:span><text:span text:style-name="T199">El sistema modifica el producto y redirige al menu de cuenta de administrador.</text:span></text:p>
      <text:p text:style-name="P200"/>
      <text:p text:style-name="P201">CU14: BORRAR PRODUCTO</text:p>
      <text:p text:style-name="Standard"><text:span text:style-name="T202">Descripción:</text:span><text:span text:style-name="T203"><text:tab/></text:span><text:span text:style-name="T204"><text:tab/></text:span><text:span text:style-name="T205">El administrador borra un producto de la base de<text:s/></text:span><text:span text:style-name="T206"><text:tab/></text:span><text:span text:style-name="T207"><text:tab/></text:span><text:span text:style-name="T208"><text:tab/></text:span><text:span text:style-name="T209"><text:tab/></text:span><text:span text:style-name="T210"><text:tab/></text:span><text:span text:style-name="T211"><text:tab/></text:span><text:span text:style-name="T212">datos</text:span></text:p>
      <text:p text:style-name="P213">Procedimiento:<text:tab/></text:p>
      <text:list text:style-name="LFO17" text:continue-numbering="true">
        <text:list-item>
          <text:p text:style-name="P214">Desde el menu de cuenta de administrador, se elige la opción Delete Product</text:p>
        </text:list-item>
        <text:list-item>
          <text:p text:style-name="P215">Buscamos la categoría o seleccionamos el producto a eliminar</text:p>
        </text:list-item>
        <text:list-item>
          <text:p text:style-name="P216">Seleccionamos eliminar producto</text:p>
        </text:list-item>
      </text:list>
      <text:p text:style-name="Standard"><text:span text:style-name="T217">Resultado:<text:s/></text:span><text:span text:style-name="T218">El sistema elimina el producto de la base de datos de la com</text:span><text:span text:style-name="T219">pañía.</text:span></text:p>
      <text:p text:style-name="P220"/>
      <text:p text:style-name="P221">CU15: BORRAR CUENTA</text:p>
      <text:p text:style-name="Standard"><text:span text:style-name="T222">Descripción:</text:span><text:span text:style-name="T223"><text:tab/></text:span><text:span text:style-name="T224"><text:tab/></text:span><text:span text:style-name="T225">El cliente elimina su cuenta y toda la información.</text:span></text:p>
      <text:p text:style-name="P226">Procedimiento:<text:tab/></text:p>
      <text:list text:style-name="LFO18" text:continue-numbering="true">
        <text:list-item>
          <text:p text:style-name="P227">Desde el menu de cuenta de cliente, se elige la opción Delete Account introduciendo la contraseña de la cuenta</text:p>
        </text:list-item>
      </text:list>
      <text:p text:style-name="Standard"><text:span text:style-name="T228">Resultado:<text:s/></text:span><text:span text:style-name="T229">El sistema elimina el<text:s/></text:span><text:span text:style-name="T230">cliente de la base de datos, y redirige al index.</text:span></text:p>
      <text:p text:style-name="P231"/>
      <text:p text:style-name="P232">CU16: AÑADIR DIRECCIÓN</text:p>
      <text:p text:style-name="Standard"><text:span text:style-name="T233">Descripción:</text:span><text:span text:style-name="T234"><text:tab/></text:span><text:span text:style-name="T235"><text:tab/></text:span><text:span text:style-name="T236">El cliente agrega una dirección a su cuenta.</text:span></text:p>
      <text:p text:style-name="P237">Procedimiento:<text:tab/></text:p>
      <text:list text:style-name="LFO19" text:continue-numbering="true">
        <text:list-item>
          <text:p text:style-name="P238">Desde my acount hacemos a My addresses o simplemente se hace scroll hacia abajo, hasta que lleguemos a la sección.</text:p>
        </text:list-item>
        <text:list-item>
          <text:p text:style-name="P239">Seleccionamos add address</text:p>
        </text:list-item>
        <text:list-item>
          <text:p text:style-name="P240">Se introducen campos no válidos</text:p>
        </text:list-item>
        <text:list-item>
          <text:p text:style-name="P241">Se introducen campos válidos</text:p>
        </text:list-item>
      </text:list>
      <text:p text:style-name="Standard"><text:span text:style-name="T242">Resultado:<text:s/></text:span><text:span text:style-name="T243">El sistema no valida los datos introducidos de manera incorrecta y no se actualizan los datos.</text:span></text:p>
      <text:p text:style-name="P244">El sistema valida los datos introducidos de manera correcta, da de alta la nueva dirección del cliente.</text:p>
      <text:p text:style-name="P245"/>
      <text:p text:style-name="Standard"><text:span text:style-name="T246">CU17: BORRAR DIRECCIÓN</text:span></text:p>
      <text:p text:style-name="Standard"><text:span text:style-name="T247">Descripción:</text:span><text:span text:style-name="T248"><text:tab/></text:span><text:span text:style-name="T249"><text:tab/></text:span><text:span text:style-name="T250">El cliente elimina una dirección de su cuenta.</text:span></text:p>
      <text:p text:style-name="P251">Procedimiento:<text:tab/></text:p>
      <text:list text:style-name="LFO20" text:continue-numbering="true">
        <text:list-item>
          <text:p text:style-name="P252">Desde my acount hacemos a My addresses o simplemente se hace scroll hacia abajo, hasta que lleguemos a la<text:s/>sección.</text:p>
        </text:list-item>
        <text:list-item>
          <text:p text:style-name="P253">Se elige la opción Delete adress en la dirección que queramos borrar.</text:p>
        </text:list-item>
      </text:list>
      <text:p text:style-name="Standard"><text:span text:style-name="T254">Resultado:<text:s/></text:span><text:span text:style-name="T255">El sistema elimina la dirección de la base de dat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nuel Ridao</meta:initial-creator>
    <dc:creator>Manuel Ridao</dc:creator>
    <meta:creation-date>2018-01-21T16:31:00Z</meta:creation-date>
    <dc:date>2018-01-23T17:06:00Z</dc:date>
    <meta:template xlink:href="Normal.dotm" xlink:type="simple"/>
    <meta:editing-cycles>50</meta:editing-cycles>
    <meta:editing-duration>PT20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5" meta:word-count="1190" meta:character-count="7722" meta:row-count="54" meta:non-whitespace-character-count="6547"/>
  </office:meta>
</office:document-meta>
</file>